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delta m, g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 + 0.1" office:value-type="float" office:value="0.1" calcext:value-type="float">
            <text:p>0,1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table:formula="of:=[.A3] + 0.1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 + 0.1" office:value-type="float" office:value="0.3" calcext:value-type="float">
            <text:p>0,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] + 0.1"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table:formula="of:=[.A6] + 0.1" office:value-type="float" office:value="0.5" calcext:value-type="float">
            <text:p>0,5</text:p>
          </table:table-cell>
          <table:table-cell office:value-type="float" office:value="-0.085" calcext:value-type="float">
            <text:p>-0,085</text:p>
          </table:table-cell>
        </table:table-row>
        <table:table-row table:style-name="ro1">
          <table:table-cell table:formula="of:=[.A7] + 0.1" office:value-type="float" office:value="0.6" calcext:value-type="float">
            <text:p>0,6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table:formula="of:=[.A8] + 0.1" office:value-type="float" office:value="0.7" calcext:value-type="float">
            <text:p>0,7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table:formula="of:=[.A9] + 0.1" office:value-type="float" office:value="0.8" calcext:value-type="float">
            <text:p>0,8</text:p>
          </table:table-cell>
          <table:table-cell office:value-type="float" office:value="-0.125" calcext:value-type="float">
            <text:p>-0,125</text:p>
          </table:table-cell>
        </table:table-row>
        <table:table-row table:style-name="ro1">
          <table:table-cell table:formula="of:=[.A10] + 0.1" office:value-type="float" office:value="0.9" calcext:value-type="float">
            <text:p>0,9</text:p>
          </table:table-cell>
          <table:table-cell office:value-type="float" office:value="-0.107" calcext:value-type="float">
            <text:p>-0,107</text:p>
          </table:table-cell>
        </table:table-row>
        <table:table-row table:style-name="ro1">
          <table:table-cell table:formula="of:=[.A11] + 0.1" office:value-type="float" office:value="1" calcext:value-type="float">
            <text:p>1</text:p>
          </table:table-cell>
          <table:table-cell office:value-type="float" office:value="-0.096" calcext:value-type="float">
            <text:p>-0,096</text:p>
          </table:table-cell>
        </table:table-row>
        <table:table-row table:style-name="ro1">
          <table:table-cell table:formula="of:=[.A12] + 0.1" office:value-type="float" office:value="1.1" calcext:value-type="float">
            <text:p>1,1</text:p>
          </table:table-cell>
          <table:table-cell office:value-type="float" office:value="-0.085" calcext:value-type="float">
            <text:p>-0,085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0.039" calcext:value-type="float">
            <text:p>0,039</text:p>
          </table:table-cell>
        </table:table-row>
      </table:table>
      <table:table table:name="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delta m, g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 + 0.1" office:value-type="float" office:value="0.1" calcext:value-type="float">
            <text:p>0,1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table:formula="of:=[.A3] + 0.1"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formula="of:=[.A4] + 0.1" office:value-type="float" office:value="0.3" calcext:value-type="float">
            <text:p>0,3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table:formula="of:=[.A5] + 0.1" office:value-type="float" office:value="0.4" calcext:value-type="float">
            <text:p>0,4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6] + 0.1" office:value-type="float" office:value="0.5" calcext:value-type="float">
            <text:p>0,5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table:formula="of:=[.A7] + 0.1" office:value-type="float" office:value="0.6" calcext:value-type="float">
            <text:p>0,6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table:formula="of:=[.A8] + 0.1" office:value-type="float" office:value="0.7" calcext:value-type="float">
            <text:p>0,7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table:formula="of:=[.A9] + 0.1" office:value-type="float" office:value="0.8" calcext:value-type="float">
            <text:p>0,8</text:p>
          </table:table-cell>
          <table:table-cell office:value-type="float" office:value="-0.021" calcext:value-type="float">
            <text:p>-0,021</text:p>
          </table:table-cell>
        </table:table-row>
        <table:table-row table:style-name="ro1">
          <table:table-cell table:formula="of:=[.A10] + 0.1" office:value-type="float" office:value="0.9" calcext:value-type="float">
            <text:p>0,9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table:formula="of:=[.A11] + 0.1" office:value-type="float" office:value="1" calcext:value-type="float">
            <text:p>1</text:p>
          </table:table-cell>
          <table:table-cell office:value-type="float" office:value="-0.025" calcext:value-type="float">
            <text:p>-0,025</text:p>
          </table:table-cell>
        </table:table-row>
        <table:table-row table:style-name="ro1">
          <table:table-cell table:formula="of:=[.A12] + 0.1" office:value-type="float" office:value="1.1" calcext:value-type="float">
            <text:p>1,1</text:p>
          </table:table-cell>
          <table:table-cell office:value-type="float" office:value="-0.027" calcext:value-type="float">
            <text:p>-0,027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-0.027" calcext:value-type="float">
            <text:p>-0,027</text:p>
          </table:table-cell>
        </table:table-row>
      </table:table>
      <table:table table:name="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delta m, g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 + 0.1"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formula="of:=[.A3] + 0.1" office:value-type="float" office:value="0.2" calcext:value-type="float">
            <text:p>0,2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table:formula="of:=[.A4] + 0.1" office:value-type="float" office:value="0.3" calcext:value-type="float">
            <text:p>0,3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table:formula="of:=[.A5] + 0.1" office:value-type="float" office:value="0.4" calcext:value-type="float">
            <text:p>0,4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table:formula="of:=[.A6] + 0.1" office:value-type="float" office:value="0.5" calcext:value-type="float">
            <text:p>0,5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table:formula="of:=[.A7] + 0.1" office:value-type="float" office:value="0.6" calcext:value-type="float">
            <text:p>0,6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table:formula="of:=[.A8] + 0.1" office:value-type="float" office:value="0.7" calcext:value-type="float">
            <text:p>0,7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table:formula="of:=[.A9] + 0.1" office:value-type="float" office:value="0.8" calcext:value-type="float">
            <text:p>0,8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table:formula="of:=[.A10] + 0.1" office:value-type="float" office:value="0.9" calcext:value-type="float">
            <text:p>0,9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table:formula="of:=[.A11] + 0.1" office:value-type="float" office:value="1" calcext:value-type="float">
            <text:p>1</text:p>
          </table:table-cell>
          <table:table-cell office:value-type="float" office:value="0.259" calcext:value-type="float">
            <text:p>0,259</text:p>
          </table:table-cell>
        </table:table-row>
        <table:table-row table:style-name="ro1">
          <table:table-cell table:formula="of:=[.A12] + 0.1" office:value-type="float" office:value="1.1" calcext:value-type="float">
            <text:p>1,1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0.291" calcext:value-type="float">
            <text:p>0,291</text:p>
          </table:table-cell>
        </table:table-row>
      </table:table>
      <table:table table:name="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B, mW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formula="of:=[.A2] + 0.1"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formula="of:=[.A3] + 0.1" office:value-type="float" office:value="0.2" calcext:value-type="float">
            <text:p>0,2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table:formula="of:=[.A4] + 0.1" office:value-type="float" office:value="0.3" calcext:value-type="float">
            <text:p>0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[.A5] + 0.1" office:value-type="float" office:value="0.4" calcext:value-type="float">
            <text:p>0,4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table:formula="of:=[.A6] + 0.1" office:value-type="float" office:value="0.5" calcext:value-type="float">
            <text:p>0,5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table:formula="of:=[.A7] + 0.1" office:value-type="float" office:value="0.6" calcext:value-type="float">
            <text:p>0,6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table:formula="of:=[.A8] + 0.1" office:value-type="float" office:value="0.7" calcext:value-type="float">
            <text:p>0,7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table:formula="of:=[.A9] + 0.1" office:value-type="float" office:value="0.8" calcext:value-type="float">
            <text:p>0,8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table:formula="of:=[.A10] + 0.1" office:value-type="float" office:value="0.9" calcext:value-type="float">
            <text:p>0,9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table:formula="of:=[.A11] + 0.1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table:formula="of:=[.A12] + 0.1" office:value-type="float" office:value="1.1" calcext:value-type="float">
            <text:p>1,1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8.1" calcext:value-type="float">
            <text:p>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0:07:23.417504918</dc:date>
    <meta:editing-duration>PT22M17S</meta:editing-duration>
    <meta:editing-cycles>5</meta:editing-cycles>
    <meta:generator>LibreOffice/6.4.7.2$Linux_X86_64 LibreOffice_project/40$Build-2</meta:generator>
    <meta:document-statistic meta:table-count="4" meta:cell-count="112" meta:object-count="0"/>
  </office:meta>
</office:document-meta>
</file>